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ne-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ntonese_140925_362959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MIN([.B2:.G2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ntonese_141015_367259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table:formula="of:=MIN([.B3:.G3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ntonese_140916_36101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MIN([.B4:.G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tonese_141005_365170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formula="of:=MIN([.B5:.G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ntonese_140926_363198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table:formula="of:=MIN([.B6:.G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ntonese_141006_36532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formula="of:=MIN([.B7:.G7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ntonese_141004_365076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formula="of:=MIN([.B8:.G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ntonese_141005_365172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MIN([.B9:.G9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ntonese_141007_365536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table:formula="of:=MIN([.B10:.G10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antonese_140924_362835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MIN([.B11:.G11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ntonese_140926_363178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formula="of:=MIN([.B12:.G12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ntonese_140918_361606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table:formula="of:=MIN([.B13:.G1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ntonese_140916_361032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MIN([.B14:.G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ntonese_140926_363298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table:formula="of:=MIN([.B15:.G1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ntonese_140926_363222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formula="of:=MIN([.B16:.G16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ntonese_140927_36345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table:formula="of:=MIN([.B17:.G17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ntonese_141015_36726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MIN([.B18:.G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ntonese_140917_361288</text:p>
          </table:table-cell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table:formula="of:=MIN([.B19:.G19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ntonese_140928_363564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table:formula="of:=MIN([.B20:.G20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ntonese_140926_363228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MIN([.B21:.G21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ntonese_140917_361320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formula="of:=MIN([.B22:.G22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antonese_141006_365328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table:formula="of:=MIN([.B23:.G2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ntonese_141007_36552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formula="of:=MIN([.B24:.G2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ntonese_140916_361202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formula="of:=MIN([.B25:.G25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ntonese_141007_365528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table:formula="of:=MIN([.B26:.G2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ntonese_140927_36342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MIN([.B27:.G2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ntonese_141005_365168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table:formula="of:=MIN([.B28:.G2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_140926_363306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MIN([.B29:.G2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ntonese_140917_361366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table:formula="of:=MIN([.B30:.G3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ntonese_140916_36120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table:formula="of:=MIN([.B31:.G31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ntonese_141004_365094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formula="of:=MIN([.B32:.G32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ntonese_140925_363090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formula="of:=MIN([.B33:.G33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ntonese_140918_361554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table:formula="of:=MIN([.B34:.G34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antonese_140917_361368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formula="of:=MIN([.B35:.G35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35])" office:value-type="float" office:value="146.823529411765" calcext:value-type="float">
            <text:p>146.8235294118</text:p>
          </table:table-cell>
          <table:table-cell table:formula="of:=AVERAGE([.C2:.C35])" office:value-type="float" office:value="107.323529411765" calcext:value-type="float">
            <text:p>107.3235294118</text:p>
          </table:table-cell>
          <table:table-cell table:formula="of:=AVERAGE([.D2:.D35])" office:value-type="float" office:value="90.3823529411765" calcext:value-type="float">
            <text:p>90.3823529412</text:p>
          </table:table-cell>
          <table:table-cell table:formula="of:=AVERAGE([.E2:.E35])" office:value-type="float" office:value="74.2058823529412" calcext:value-type="float">
            <text:p>74.2058823529</text:p>
          </table:table-cell>
          <table:table-cell table:formula="of:=AVERAGE([.F2:.F35])" office:value-type="float" office:value="47.7352941176471" calcext:value-type="float">
            <text:p>47.7352941176</text:p>
          </table:table-cell>
          <table:table-cell table:formula="of:=AVERAGE([.G2:.G35]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5])" office:value-type="float" office:value="4992" calcext:value-type="float">
            <text:p>4992</text:p>
          </table:table-cell>
          <table:table-cell table:formula="of:=SUM([.C2:.C35])" office:value-type="float" office:value="3649" calcext:value-type="float">
            <text:p>3649</text:p>
          </table:table-cell>
          <table:table-cell table:formula="of:=SUM([.D2:.D35])" office:value-type="float" office:value="3073" calcext:value-type="float">
            <text:p>3073</text:p>
          </table:table-cell>
          <table:table-cell table:formula="of:=SUM([.E2:.E35])" office:value-type="float" office:value="2523" calcext:value-type="float">
            <text:p>2523</text:p>
          </table:table-cell>
          <table:table-cell table:formula="of:=SUM([.F2:.F35])" office:value-type="float" office:value="1623" calcext:value-type="float">
            <text:p>1623</text:p>
          </table:table-cell>
          <table:table-cell table:formula="of:=SUM([.G2:.G35])" office:value-type="float" office:value="3842" calcext:value-type="float">
            <text:p>38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21:00:15.465049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21:19:21.386369201</dc:date>
    <meta:editing-duration>PT6M12S</meta:editing-duration>
    <meta:editing-cycles>3</meta:editing-cycles>
    <meta:generator>LibreOffice/4.2.8.2$Linux_X86_64 LibreOffice_project/420m0$Build-2</meta:generator>
    <meta:document-statistic meta:table-count="1" meta:cell-count="300" meta:object-count="0"/>
  </office:meta>
</office:document-meta>
</file>